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miter" svg:stroke-linecap="butt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solid" svg:stroke-width="0.02cm" svg:stroke-color="#000000" svg:stroke-opacity="100%" draw:stroke-linejoin="miter" svg:stroke-linecap="butt" draw:fill="none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2.222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35cm" svg:stroke-color="#000000" svg:stroke-opacity="100%" draw:stroke-linejoin="miter" svg:stroke-linecap="butt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middle" fo:min-height="1.91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2.56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T1" style:family="text">
      <style:text-properties fo:color="#000000" style:font-name="Arial1" fo:font-size="7pt" fo:font-style="italic" style:font-name-asian="Arial1" style:font-size-asian="7pt" style:font-style-asian="italic" style:font-name-complex="Arial1" style:font-size-complex="7pt" style:font-style-complex="italic"/>
    </style:style>
    <style:style style:name="T2" style:family="text">
      <style:text-properties fo:color="#000000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3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4" style:family="text">
      <style:text-properties fo:color="#000000" style:font-name="Arial1" fo:font-size="24pt" fo:font-style="italic" style:font-name-asian="Arial1" style:font-size-asian="24pt" style:font-style-asian="italic" style:font-name-complex="Arial1" style:font-size-complex="24pt" style:font-style-complex="italic"/>
    </style:style>
    <style:style style:name="T5" style:family="text">
      <style:text-properties fo:color="#000000" style:font-name="Arial1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T6" style:family="text">
      <style:text-properties fo:color="#000000" style:font-name="Arial1" fo:font-size="15pt" fo:font-style="italic" style:font-name-asian="Arial1" style:font-size-asian="15pt" style:font-style-asian="italic" style:font-name-complex="Arial1" style:font-size-complex="15pt" style:font-style-complex="italic"/>
    </style:style>
    <style:style style:name="T7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0.499cm" svg:y1="23.7cm" svg:x2="2cm" svg:y2="23.7cm">
          <text:p/>
        </draw:line>
        <draw:line draw:style-name="gr1" draw:text-style-name="P1" draw:layer="layout" svg:x1="2cm" svg:y1="23.7cm" svg:x2="2cm" svg:y2="29.199cm">
          <text:p/>
        </draw:line>
        <draw:line draw:style-name="gr1" draw:text-style-name="P1" draw:layer="layout" svg:x1="15.5cm" svg:y1="29.199cm" svg:x2="15.5cm" svg:y2="25.2cm">
          <text:p/>
        </draw:line>
        <draw:line draw:style-name="gr1" draw:text-style-name="P1" draw:layer="layout" svg:x1="8.5cm" svg:y1="29.199cm" svg:x2="8.5cm" svg:y2="23.7cm">
          <text:p/>
        </draw:line>
        <draw:line draw:style-name="gr1" draw:text-style-name="P1" draw:layer="layout" svg:x1="7.5cm" svg:y1="23.7cm" svg:x2="7.5cm" svg:y2="29.199cm">
          <text:p/>
        </draw:line>
        <draw:line draw:style-name="gr1" draw:text-style-name="P1" draw:layer="layout" svg:x1="6cm" svg:y1="23.7cm" svg:x2="6cm" svg:y2="29.199cm">
          <text:p/>
        </draw:line>
        <draw:line draw:style-name="gr1" draw:text-style-name="P1" draw:layer="layout" svg:x1="3.7cm" svg:y1="23.7cm" svg:x2="3.7cm" svg:y2="29.199cm">
          <text:p/>
        </draw:line>
        <draw:line draw:style-name="gr1" draw:text-style-name="P1" draw:layer="layout" svg:x1="2.7cm" svg:y1="23.7cm" svg:x2="2.7cm" svg:y2="26.2cm">
          <text:p/>
        </draw:line>
        <draw:line draw:style-name="gr1" draw:text-style-name="P1" draw:layer="layout" svg:x1="8.5cm" svg:y1="25.2cm" svg:x2="20.499cm" svg:y2="25.2cm">
          <text:p/>
        </draw:line>
        <draw:line draw:style-name="gr1" draw:text-style-name="P1" draw:layer="layout" svg:x1="15.5cm" svg:y1="27.2cm" svg:x2="20.499cm" svg:y2="27.2cm">
          <text:p/>
        </draw:line>
        <draw:line draw:style-name="gr1" draw:text-style-name="P1" draw:layer="layout" svg:x1="8.5cm" svg:y1="27.7cm" svg:x2="20.499cm" svg:y2="27.7cm">
          <text:p/>
        </draw:line>
        <draw:g>
          <draw:line draw:style-name="gr2" draw:text-style-name="P1" draw:layer="layout" svg:x1="2cm" svg:y1="24.2cm" svg:x2="8.499cm" svg:y2="24.2cm">
            <text:p/>
          </draw:line>
          <draw:frame draw:style-name="gr3" draw:text-style-name="P1" draw:layer="layout" svg:width="6.5cm" svg:height="1.219cm" svg:x="2cm" svg:y="23.591cm">
            <draw:text-box>
              <text:p/>
            </draw:text-box>
          </draw:frame>
        </draw:g>
        <draw:line draw:style-name="gr2" draw:text-style-name="P1" draw:layer="layout" svg:x1="2cm" svg:y1="27.2cm" svg:x2="8.499cm" svg:y2="27.2cm">
          <text:p/>
        </draw:line>
        <draw:line draw:style-name="gr2" draw:text-style-name="P1" draw:layer="layout" svg:x1="2cm" svg:y1="27.7cm" svg:x2="8.499cm" svg:y2="27.7cm">
          <text:p/>
        </draw:line>
        <draw:line draw:style-name="gr2" draw:text-style-name="P1" draw:layer="layout" svg:x1="2cm" svg:y1="28.2cm" svg:x2="8.499cm" svg:y2="28.2cm">
          <text:p/>
        </draw:line>
        <draw:line draw:style-name="gr2" draw:text-style-name="P1" draw:layer="layout" svg:x1="2cm" svg:y1="28.7cm" svg:x2="8.499cm" svg:y2="28.7cm">
          <text:p/>
        </draw:line>
        <draw:line draw:style-name="gr2" draw:text-style-name="P1" draw:layer="layout" svg:x1="16cm" svg:y1="25.7cm" svg:x2="16cm" svg:y2="27.199cm">
          <text:p/>
        </draw:line>
        <draw:frame draw:style-name="gr4" draw:text-style-name="P1" draw:layer="layout" svg:width="0.7cm" svg:height="0.613cm" svg:x="2cm" svg:y="25.644cm">
          <draw:text-box>
            <text:p text:style-name="P2"><text:span text:style-name="T1">Изм.</text:span></text:p>
          </draw:text-box>
        </draw:frame>
        <draw:frame draw:style-name="gr5" draw:text-style-name="P1" draw:layer="layout" svg:width="1.2cm" svg:height="0.664cm" svg:x="2.6cm" svg:y="25.618cm">
          <draw:text-box>
            <text:p text:style-name="P2"><text:span text:style-name="T2">Лист</text:span></text:p>
          </draw:text-box>
        </draw:frame>
        <draw:frame draw:style-name="gr5" draw:text-style-name="P1" draw:layer="layout" svg:width="1.7cm" svg:height="0.664cm" svg:x="2cm" svg:y="26.118cm">
          <draw:text-box>
            <text:p text:style-name="P3"><text:span text:style-name="T2">Разраб.</text:span></text:p>
          </draw:text-box>
        </draw:frame>
        <draw:frame draw:style-name="gr5" draw:text-style-name="P1" draw:layer="layout" svg:width="1.7cm" svg:height="0.664cm" svg:x="2cm" svg:y="26.618cm">
          <draw:text-box>
            <text:p text:style-name="P3"><text:span text:style-name="T2">Пров.</text:span></text:p>
          </draw:text-box>
        </draw:frame>
        <draw:frame draw:style-name="gr5" draw:text-style-name="P1" draw:layer="layout" svg:width="2.3cm" svg:height="0.664cm" svg:x="3.7cm" svg:y="25.618cm">
          <draw:text-box>
            <text:p text:style-name="P2"><text:span text:style-name="T2">N докум.</text:span></text:p>
          </draw:text-box>
        </draw:frame>
        <draw:frame draw:style-name="gr5" draw:text-style-name="P1" draw:layer="layout" svg:width="1.5cm" svg:height="0.664cm" svg:x="6cm" svg:y="25.618cm">
          <draw:text-box>
            <text:p text:style-name="P2"><text:span text:style-name="T2">Подп.</text:span></text:p>
          </draw:text-box>
        </draw:frame>
        <draw:frame draw:style-name="gr5" draw:text-style-name="P1" draw:layer="layout" svg:width="1.2cm" svg:height="0.664cm" svg:x="7.4cm" svg:y="25.618cm">
          <draw:text-box>
            <text:p text:style-name="P2"><text:span text:style-name="T2">Дата</text:span></text:p>
          </draw:text-box>
        </draw:frame>
        <draw:frame draw:style-name="gr5" draw:text-style-name="P1" draw:layer="layout" svg:width="1.5cm" svg:height="0.664cm" svg:x="15.5cm" svg:y="25.118cm">
          <draw:text-box>
            <text:p text:style-name="P2"><text:span text:style-name="T2">Лит.</text:span></text:p>
          </draw:text-box>
        </draw:frame>
        <draw:frame draw:style-name="gr6" draw:text-style-name="P1" draw:layer="layout" svg:width="1.25cm" svg:height="0.664cm" svg:x="15.5cm" svg:y="27.118cm">
          <draw:text-box>
            <text:p text:style-name="P2"><text:span text:style-name="T2">Лист</text:span></text:p>
          </draw:text-box>
        </draw:frame>
        <draw:frame draw:style-name="gr5" draw:text-style-name="P1" draw:layer="layout" svg:width="1.5cm" svg:height="0.664cm" svg:x="17.5cm" svg:y="27.118cm">
          <draw:text-box>
            <text:p text:style-name="P2"><text:span text:style-name="T2">Листов</text:span></text:p>
          </draw:text-box>
        </draw:frame>
        <draw:frame draw:style-name="gr5" draw:text-style-name="P1" draw:layer="layout" svg:width="0.5cm" svg:height="0.664cm" svg:x="16cm" svg:y="26.118cm">
          <draw:text-box>
            <text:p text:style-name="P2"><text:span text:style-name="T2">У</text:span></text:p>
          </draw:text-box>
        </draw:frame>
        <draw:frame draw:style-name="gr5" draw:text-style-name="P1" draw:layer="layout" svg:width="0.75cm" svg:height="0.664cm" svg:x="16.75cm" svg:y="27.118cm">
          <draw:text-box>
            <text:p text:style-name="P2"><text:span text:style-name="T2">1</text:span></text:p>
          </draw:text-box>
        </draw:frame>
        <draw:frame draw:style-name="gr5" draw:text-style-name="P1" draw:layer="layout" svg:width="1.5cm" svg:height="0.664cm" svg:x="19cm" svg:y="27.118cm">
          <draw:text-box>
            <text:p text:style-name="P2"><text:span text:style-name="T2">1</text:span></text:p>
          </draw:text-box>
        </draw:frame>
        <draw:frame draw:style-name="gr7" draw:text-style-name="P1" draw:layer="layout" svg:width="5cm" svg:height="1.5cm" svg:x="15.5cm" svg:y="27.7cm">
          <draw:text-box>
            <text:p text:style-name="P2"><text:span text:style-name="T3">ЭВМ, гр. 750502</text:span></text:p>
          </draw:text-box>
        </draw:frame>
        <draw:line draw:style-name="gr1" draw:text-style-name="P1" draw:layer="layout" svg:x1="15.5cm" svg:y1="25.7cm" svg:x2="20.499cm" svg:y2="25.7cm">
          <text:p/>
        </draw:line>
        <draw:line draw:style-name="gr1" draw:text-style-name="P1" draw:layer="layout" svg:x1="17cm" svg:y1="27.2cm" svg:x2="17cm" svg:y2="25.2cm">
          <text:p/>
        </draw:line>
        <draw:line draw:style-name="gr2" draw:text-style-name="P1" draw:layer="layout" svg:x1="16.5cm" svg:y1="25.7cm" svg:x2="16.5cm" svg:y2="27.199cm">
          <text:p/>
        </draw:line>
        <draw:line draw:style-name="gr1" draw:text-style-name="P1" draw:layer="layout" svg:x1="17.5cm" svg:y1="27.699cm" svg:x2="17.5cm" svg:y2="27.2cm">
          <text:p/>
        </draw:line>
        <draw:line draw:style-name="gr1" draw:text-style-name="P1" draw:layer="layout" svg:x1="18.7cm" svg:y1="27.2cm" svg:x2="18.7cm" svg:y2="25.2cm">
          <text:p/>
        </draw:line>
        <draw:frame draw:style-name="gr5" draw:text-style-name="P1" draw:layer="layout" svg:width="1.7cm" svg:height="0.664cm" svg:x="17cm" svg:y="25.118cm">
          <draw:text-box>
            <text:p text:style-name="P2"><text:span text:style-name="T2">Масса</text:span></text:p>
          </draw:text-box>
        </draw:frame>
        <draw:frame draw:style-name="gr5" draw:text-style-name="P1" draw:layer="layout" svg:width="1.8cm" svg:height="0.664cm" svg:x="18.7cm" svg:y="25.118cm">
          <draw:text-box>
            <text:p text:style-name="P2"><text:span text:style-name="T2">Масштаб</text:span></text:p>
          </draw:text-box>
        </draw:frame>
        <draw:g>
          <draw:line draw:style-name="gr2" draw:text-style-name="P1" draw:layer="layout" svg:x1="2cm" svg:y1="24.7cm" svg:x2="8.499cm" svg:y2="24.7cm">
            <text:p/>
          </draw:line>
          <draw:frame draw:style-name="gr3" draw:text-style-name="P1" draw:layer="layout" svg:width="6.5cm" svg:height="1.219cm" svg:x="2cm" svg:y="24.091cm">
            <draw:text-box>
              <text:p/>
            </draw:text-box>
          </draw:frame>
        </draw:g>
        <draw:g>
          <draw:line draw:style-name="gr2" draw:text-style-name="P1" draw:layer="layout" svg:x1="2cm" svg:y1="25.2cm" svg:x2="8.499cm" svg:y2="25.2cm">
            <text:p/>
          </draw:line>
          <draw:frame draw:style-name="gr3" draw:text-style-name="P1" draw:layer="layout" svg:width="6.5cm" svg:height="1.219cm" svg:x="2cm" svg:y="24.591cm">
            <draw:text-box>
              <text:p/>
            </draw:text-box>
          </draw:frame>
        </draw:g>
        <draw:line draw:style-name="gr1" draw:text-style-name="P1" draw:layer="layout" svg:x1="8.499cm" svg:y1="25.7cm" svg:x2="2cm" svg:y2="25.7cm">
          <text:p/>
        </draw:line>
        <draw:line draw:style-name="gr1" draw:text-style-name="P1" draw:layer="layout" svg:x1="8.499cm" svg:y1="26.2cm" svg:x2="2cm" svg:y2="26.2cm">
          <text:p/>
        </draw:line>
        <draw:g>
          <draw:line draw:style-name="gr2" draw:text-style-name="P1" draw:layer="layout" svg:x1="2cm" svg:y1="26.7cm" svg:x2="8.499cm" svg:y2="26.7cm">
            <text:p/>
          </draw:line>
          <draw:frame draw:style-name="gr3" draw:text-style-name="P1" draw:layer="layout" svg:width="6.5cm" svg:height="1.219cm" svg:x="2cm" svg:y="26.091cm">
            <draw:text-box>
              <text:p/>
            </draw:text-box>
          </draw:frame>
        </draw:g>
        <draw:g>
          <draw:polygon draw:style-name="gr1" draw:text-style-name="P1" draw:layer="layout" svg:width="18.5cm" svg:height="28.7cm" svg:x="2cm" svg:y="0.5cm" svg:viewBox="0 0 18501 28701" draw:points="18501,28700 18501,0 0,0 0,28701">
            <text:p/>
          </draw:polygon>
        </draw:g>
        <draw:frame draw:style-name="gr8" draw:text-style-name="P4" draw:layer="layout" svg:width="7.009cm" svg:height="2.504cm" svg:x="8.485cm" svg:y="25.193cm">
          <draw:text-box>
            <text:p text:style-name="P2"><text:span text:style-name="T3">Локальная компьютерная сеть. Схема СКС структурная</text:span></text:p>
          </draw:text-box>
        </draw:frame>
        <draw:frame draw:style-name="gr7" draw:text-style-name="P1" draw:layer="layout" svg:width="12cm" svg:height="1.5cm" svg:x="8.5cm" svg:y="23.7cm">
          <draw:text-box>
            <text:p text:style-name="P2"><text:span text:style-name="T4">ГУИР 400201.027 С1</text:span></text:p>
          </draw:text-box>
        </draw:frame>
        <draw:g>
          <draw:line draw:style-name="gr1" draw:text-style-name="P1" draw:layer="layout" svg:x1="2.05cm" svg:y1="2cm" svg:x2="9cm" svg:y2="2cm">
            <text:p/>
          </draw:line>
          <draw:frame draw:style-name="gr3" draw:text-style-name="P1" draw:layer="layout" svg:width="6.95cm" svg:height="1.219cm" draw:transform="rotate (-3.14159265358979) translate (9cm 2.609cm)">
            <draw:text-box>
              <text:p/>
            </draw:text-box>
          </draw:frame>
        </draw:g>
        <draw:g>
          <draw:line draw:style-name="gr1" draw:text-style-name="P1" draw:layer="layout" svg:x1="9cm" svg:y1="1.999cm" svg:x2="9cm" svg:y2="0.5cm">
            <text:p/>
          </draw:line>
          <draw:frame draw:style-name="gr3" draw:text-style-name="P1" draw:layer="layout" svg:width="1.5cm" svg:height="1.219cm" draw:transform="rotate (-1.5707963267949) translate (9.609cm 0.5cm)">
            <draw:text-box>
              <text:p/>
            </draw:text-box>
          </draw:frame>
        </draw:g>
        <draw:frame draw:style-name="gr9" draw:text-style-name="P1" draw:layer="layout" svg:width="7cm" svg:height="1.5cm" svg:x="2cm" svg:y="0.5cm">
          <draw:text-box>
            <text:p/>
          </draw:text-box>
        </draw:frame>
        <draw:frame draw:style-name="gr5" draw:text-style-name="P1" draw:layer="layout" svg:width="2.5cm" svg:height="0.664cm" svg:x="3.7cm" svg:y="26.118cm">
          <draw:text-box>
            <text:p text:style-name="P3"><text:span text:style-name="T2">Тарасюк</text:span></text:p>
          </draw:text-box>
        </draw:frame>
        <draw:frame draw:style-name="gr5" draw:text-style-name="P1" draw:layer="layout" svg:width="2.3cm" svg:height="0.664cm" svg:x="3.7cm" svg:y="26.618cm">
          <draw:text-box>
            <text:p text:style-name="P3"><text:span text:style-name="T2">Ковшик</text:span></text:p>
          </draw:text-box>
        </draw:frame>
        <draw:frame draw:style-name="gr7" draw:text-style-name="P5" draw:layer="layout" svg:width="7cm" svg:height="1.5cm" draw:transform="rotate (-3.14159265358979) translate (9cm 2cm)">
          <draw:text-box>
            <text:p text:style-name="P2"><text:span text:style-name="T5">ГУИР.400201.027 С1</text:span></text:p>
          </draw:text-box>
        </draw:frame>
        <draw:g>
          <draw:polygon draw:style-name="gr10" draw:text-style-name="P1" draw:layer="layout" svg:width="21cm" svg:height="29.7cm" svg:x="0cm" svg:y="0cm" svg:viewBox="0 0 21001 29701" draw:points="21001,29701 21000,0 0,0 0,29701">
            <text:p/>
          </draw:polygon>
        </draw:g>
        <draw:frame draw:style-name="gr5" draw:text-style-name="P1" draw:layer="layout" svg:width="1.7cm" svg:height="0.664cm" svg:x="2cm" svg:y="28.118cm">
          <draw:text-box>
            <text:p text:style-name="P3"><text:span text:style-name="T2">Н. контр.</text:span></text:p>
          </draw:text-box>
        </draw:frame>
        <draw:frame draw:style-name="gr5" draw:text-style-name="P1" draw:layer="layout" svg:width="1.7cm" svg:height="0.664cm" svg:x="2cm" svg:y="28.618cm">
          <draw:text-box>
            <text:p text:style-name="P3"><text:span text:style-name="T2">Утв.</text:span></text:p>
          </draw:text-box>
        </draw:frame>
        <draw:frame draw:style-name="gr5" draw:text-style-name="P1" draw:layer="layout" svg:width="1.7cm" svg:height="0.664cm" svg:x="2cm" svg:y="27.118cm">
          <draw:text-box>
            <text:p text:style-name="P3"><text:span text:style-name="T2">Т. контр.</text:span></text:p>
          </draw:text-box>
        </draw:frame>
        <draw:frame draw:style-name="gr5" draw:text-style-name="P1" draw:layer="layout" svg:width="1.7cm" svg:height="0.664cm" svg:x="2cm" svg:y="27.618cm">
          <draw:text-box>
            <text:p text:style-name="P3"><text:span text:style-name="T2">Реценз.</text:span></text:p>
          </draw:text-box>
        </draw:frame>
        <draw:g>
          <draw:g>
            <draw:polygon draw:style-name="gr11" draw:text-style-name="P6" draw:layer="layout" svg:width="4.4cm" svg:height="2.2cm" svg:x="9.05cm" svg:y="3.2cm" svg:viewBox="0 0 4401 2201" draw:points="0,2201 4401,2201 4401,0 0,0">
              <text:p/>
            </draw:polygon>
            <draw:polygon draw:style-name="gr12" draw:text-style-name="P1" draw:layer="layout" svg:width="4.4cm" svg:height="2.2cm" svg:x="9.05cm" svg:y="3.2cm" svg:viewBox="0 0 4401 2201" draw:points="0,2201 4401,2201 4401,0 0,0">
              <text:p/>
            </draw:polygon>
          </draw:g>
          <draw:frame draw:style-name="gr13" draw:text-style-name="P7" draw:layer="layout" svg:width="4.4cm" svg:height="2.2cm" svg:x="9.05cm" svg:y="3.2cm">
            <draw:text-box>
              <text:p text:style-name="P2"><text:span text:style-name="T6">Интернет</text:span></text:p>
            </draw:text-box>
          </draw:frame>
        </draw:g>
        <draw:g>
          <draw:g>
            <draw:polygon draw:style-name="gr11" draw:text-style-name="P6" draw:layer="layout" svg:width="4.95cm" svg:height="2.2cm" svg:x="8.775cm" svg:y="9.821cm" svg:viewBox="0 0 4951 2201" draw:points="0,2201 4951,2201 4951,0 0,0">
              <text:p/>
            </draw:polygon>
            <draw:polygon draw:style-name="gr12" draw:text-style-name="P1" draw:layer="layout" svg:width="4.95cm" svg:height="2.2cm" svg:x="8.775cm" svg:y="9.821cm" svg:viewBox="0 0 4951 2201" draw:points="0,2201 4951,2201 4951,0 0,0">
              <text:p/>
            </draw:polygon>
          </draw:g>
          <draw:frame draw:style-name="gr14" draw:text-style-name="P8" draw:layer="layout" svg:width="4.95cm" svg:height="2.842cm" svg:x="8.775cm" svg:y="9.5cm">
            <draw:text-box>
              <text:p text:style-name="P2"><text:span text:style-name="T7">Головной маршрутизатор</text:span></text:p>
            </draw:text-box>
          </draw:frame>
        </draw:g>
        <draw:line draw:style-name="gr12" draw:text-style-name="P1" draw:layer="layout" svg:x1="11.25cm" svg:y1="9.8cm" svg:x2="11.25cm" svg:y2="8.7cm">
          <text:p/>
        </draw:line>
        <draw:line draw:style-name="gr12" draw:text-style-name="P1" draw:layer="layout" svg:x1="11.25cm" svg:y1="6.5cm" svg:x2="11.25cm" svg:y2="5.4cm">
          <text:p/>
        </draw:line>
        <draw:g>
          <draw:g>
            <draw:polygon draw:style-name="gr11" draw:text-style-name="P6" draw:layer="layout" svg:width="4.95cm" svg:height="2.2cm" svg:x="8.8cm" svg:y="6.5cm" svg:viewBox="0 0 4951 2201" draw:points="0,2201 4951,2201 4951,0 0,0">
              <text:p/>
            </draw:polygon>
            <draw:polygon draw:style-name="gr12" draw:text-style-name="P1" draw:layer="layout" svg:width="4.95cm" svg:height="2.2cm" svg:x="8.8cm" svg:y="6.5cm" svg:viewBox="0 0 4951 2201" draw:points="0,2201 4951,2201 4951,0 0,0">
              <text:p/>
            </draw:polygon>
          </draw:g>
          <draw:frame draw:style-name="gr13" draw:text-style-name="P9" draw:layer="layout" svg:width="4.95cm" svg:height="2.2cm" svg:x="8.8cm" svg:y="6.5cm">
            <draw:text-box>
              <text:p text:style-name="P2"><text:span text:style-name="T6">Модем</text:span></text:p>
            </draw:text-box>
          </draw:frame>
        </draw:g>
        <draw:g>
          <draw:g>
            <draw:polygon draw:style-name="gr11" draw:text-style-name="P6" draw:layer="layout" svg:width="4.95cm" svg:height="2.2cm" svg:x="8.749cm" svg:y="13.1cm" svg:viewBox="0 0 4951 2201" draw:points="0,2201 4951,2201 4951,0 0,0">
              <text:p/>
            </draw:polygon>
            <draw:polygon draw:style-name="gr12" draw:text-style-name="P1" draw:layer="layout" svg:width="4.95cm" svg:height="2.2cm" svg:x="8.749cm" svg:y="13.1cm" svg:viewBox="0 0 4951 2201" draw:points="0,2201 4951,2201 4951,0 0,0">
              <text:p/>
            </draw:polygon>
          </draw:g>
          <draw:frame draw:style-name="gr13" draw:text-style-name="P7" draw:layer="layout" svg:width="4.95cm" svg:height="2.2cm" svg:x="8.749cm" svg:y="13.1cm">
            <draw:text-box>
              <text:p text:style-name="P2"><text:span text:style-name="T6">Промежуточные маршрутизаторы</text:span></text:p>
            </draw:text-box>
          </draw:frame>
        </draw:g>
        <draw:line draw:style-name="gr12" draw:text-style-name="P1" draw:layer="layout" svg:x1="11.25cm" svg:y1="13.1cm" svg:x2="11.25cm" svg:y2="12cm">
          <text:p/>
        </draw:line>
        <draw:line draw:style-name="gr12" draw:text-style-name="P1" draw:layer="layout" svg:x1="11.25cm" svg:y1="16.4cm" svg:x2="11.25cm" svg:y2="15.3cm">
          <text:p/>
        </draw:line>
        <draw:g>
          <draw:g>
            <draw:polygon draw:style-name="gr11" draw:text-style-name="P6" draw:layer="layout" svg:width="4.95cm" svg:height="2.2cm" svg:x="8.776cm" svg:y="16.421cm" svg:viewBox="0 0 4951 2201" draw:points="0,2201 4951,2201 4951,0 0,0">
              <text:p/>
            </draw:polygon>
            <draw:polygon draw:style-name="gr12" draw:text-style-name="P1" draw:layer="layout" svg:width="4.95cm" svg:height="2.2cm" svg:x="8.776cm" svg:y="16.421cm" svg:viewBox="0 0 4951 2201" draw:points="0,2201 4951,2201 4951,0 0,0">
              <text:p/>
            </draw:polygon>
          </draw:g>
          <draw:frame draw:style-name="gr14" draw:text-style-name="P9" draw:layer="layout" svg:width="4.95cm" svg:height="2.842cm" svg:x="8.776cm" svg:y="16.1cm">
            <draw:text-box>
              <text:p text:style-name="P2"><text:span text:style-name="T6">Домашние маршрутизаторы</text:span></text:p>
            </draw:text-box>
          </draw:frame>
        </draw:g>
        <draw:line draw:style-name="gr12" draw:text-style-name="P1" draw:layer="layout" svg:x1="11.25cm" svg:y1="19.7cm" svg:x2="11.25cm" svg:y2="18.6cm">
          <text:p/>
        </draw:line>
        <draw:g>
          <draw:g>
            <draw:polygon draw:style-name="gr11" draw:text-style-name="P6" draw:layer="layout" svg:width="4.95cm" svg:height="2.2cm" svg:x="8.777cm" svg:y="19.721cm" svg:viewBox="0 0 4951 2201" draw:points="0,2201 4951,2201 4951,0 0,0">
              <text:p/>
            </draw:polygon>
            <draw:polygon draw:style-name="gr12" draw:text-style-name="P1" draw:layer="layout" svg:width="4.95cm" svg:height="2.2cm" svg:x="8.777cm" svg:y="19.721cm" svg:viewBox="0 0 4951 2201" draw:points="0,2201 4951,2201 4951,0 0,0">
              <text:p/>
            </draw:polygon>
          </draw:g>
          <draw:frame draw:style-name="gr14" draw:text-style-name="P9" draw:layer="layout" svg:width="4.95cm" svg:height="2.842cm" svg:x="8.777cm" svg:y="19.4cm">
            <draw:text-box>
              <text:p text:style-name="P2"><text:span text:style-name="T6">Устройства жильцов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4T03:41:11.226000000</dc:date>
    <meta:creation-date>2019-12-18T02:45:57Z</meta:creation-date>
    <meta:generator>LibreOffice/6.2.2.2$Windows_X86_64 LibreOffice_project/2b840030fec2aae0fd2658d8d4f9548af4e3518d</meta:generator>
    <meta:editing-duration>PT4M11S</meta:editing-duration>
    <meta:editing-cycles>4</meta:editing-cycles>
    <meta:document-statistic meta:object-count="106"/>
  </office:meta>
</office:document-meta>
</file>